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4.3999996185303pt"/>
    </style:style>
    <style:style style:name="P2" style:family="paragraph" style:parent-style-name="Preformatted_20_Text">
      <style:paragraph-properties fo:margin-top="0in" fo:margin-bottom="0in" loext:contextual-spacing="false" fo:padding="0in" fo:border="none"/>
      <style:text-properties style:font-name="Courier 10 Pitch" fo:font-size="12pt" style:font-size-asian="12pt" style:font-size-complex="12pt"/>
    </style:style>
    <style:style style:name="P3" style:family="paragraph" style:parent-style-name="Preformatted_20_Text">
      <style:paragraph-properties fo:margin-top="0in" fo:margin-bottom="0in" loext:contextual-spacing="false" fo:padding="0in" fo:border="none"/>
      <style:text-properties style:font-name="Courier 10 Pitch" fo:font-size="12pt" officeooo:rsid="0021e402" officeooo:paragraph-rsid="0021e402" style:font-size-asian="12pt" style:font-size-complex="12pt"/>
    </style:style>
    <style:style style:name="P4" style:family="paragraph" style:parent-style-name="Standard">
      <style:text-properties officeooo:rsid="00178f05" officeooo:paragraph-rsid="00178f05"/>
    </style:style>
    <style:style style:name="P5" style:family="paragraph" style:parent-style-name="Standard">
      <style:paragraph-properties fo:text-align="center" style:justify-single-word="false"/>
      <style:text-properties style:font-name="Courier 10 Pitch" officeooo:rsid="00178f05" officeooo:paragraph-rsid="00178f05"/>
    </style:style>
    <style:style style:name="P6" style:family="paragraph" style:parent-style-name="Standard">
      <style:text-properties style:font-name="Courier 10 Pitch" officeooo:rsid="00178f05" officeooo:paragraph-rsid="00178f05"/>
    </style:style>
    <style:style style:name="P7" style:family="paragraph" style:parent-style-name="Standard">
      <style:paragraph-properties fo:text-align="start" style:justify-single-word="false"/>
      <style:text-properties style:font-name="Courier 10 Pitch" officeooo:rsid="00193642" officeooo:paragraph-rsid="00193642"/>
    </style:style>
    <style:style style:name="P8" style:family="paragraph" style:parent-style-name="Standard">
      <style:paragraph-properties fo:text-align="start" style:justify-single-word="false"/>
      <style:text-properties style:font-name="Courier 10 Pitch" officeooo:rsid="00197002" officeooo:paragraph-rsid="00197002"/>
    </style:style>
    <style:style style:name="P9" style:family="paragraph" style:parent-style-name="Standard">
      <style:paragraph-properties fo:text-align="start" style:justify-single-word="false"/>
      <style:text-properties style:font-name="Courier 10 Pitch" officeooo:rsid="001b9ada" officeooo:paragraph-rsid="001b9ada"/>
    </style:style>
    <style:style style:name="P10" style:family="paragraph" style:parent-style-name="Standard">
      <style:paragraph-properties fo:text-align="start" style:justify-single-word="false"/>
      <style:text-properties style:font-name="Courier 10 Pitch" officeooo:rsid="001be338" officeooo:paragraph-rsid="001be338"/>
    </style:style>
    <style:style style:name="P11" style:family="paragraph" style:parent-style-name="Preformatted_20_Text">
      <style:paragraph-properties fo:text-align="start" style:justify-single-word="false"/>
      <style:text-properties style:font-name="Ubuntu Mono" fo:font-size="14.3999996185303pt" officeooo:rsid="001be338" officeooo:paragraph-rsid="001be338"/>
    </style:style>
    <style:style style:name="P12" style:family="paragraph" style:parent-style-name="Preformatted_20_Text">
      <style:text-properties style:font-name="Courier 10 Pitch" fo:font-size="12pt" officeooo:rsid="00178f05" officeooo:paragraph-rsid="00178f05" style:font-size-asian="12pt" style:font-size-complex="12pt"/>
    </style:style>
    <style:style style:name="P13" style:family="paragraph" style:parent-style-name="Preformatted_20_Text">
      <style:paragraph-properties fo:text-align="start" style:justify-single-word="false"/>
      <style:text-properties style:font-name="Courier 10 Pitch" fo:font-size="12pt" officeooo:paragraph-rsid="001be338" style:font-size-asian="12pt" style:font-size-complex="12pt"/>
    </style:style>
    <style:style style:name="T1" style:family="text">
      <style:text-properties officeooo:rsid="001be338"/>
    </style:style>
    <style:style style:name="T2" style:family="text">
      <style:text-properties officeooo:rsid="001dc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psodia ecommerce</text:p>
      <text:p text:style-name="P5"/>
      <text:p text:style-name="P9">Rango “FechaOrden”</text:p>
      <text:p text:style-name="P9">2016-07-21 a 2017-01-19</text:p>
      <text:p text:style-name="P9"/>
      <text:p text:style-name="P9">Rango “FechaRegistro”</text:p>
      <text:p text:style-name="P9">2012-07-04 a 2017-01-18</text:p>
      <text:p text:style-name="P7"/>
      <text:p text:style-name="P10">Rango “<text:span text:style-name="T2">Cumpleaños”</text:span></text:p>
      <text:p text:style-name="P13"><text:bookmark text:name="rstudio_console_output1"/><text:span text:style-name="T1">1937-03-24 a </text:span><text:bookmark text:name="rstudio_console_output2"/>1999-09-26</text:p>
      <text:p text:style-name="P11"/>
      <text:p text:style-name="P7">Email únicos</text:p>
      <text:p text:style-name="P7">738</text:p>
      <text:p text:style-name="P7"/>
      <text:p text:style-name="P8">Número de órdenes únicas</text:p>
      <text:p text:style-name="P9">1024</text:p>
      <text:p text:style-name="P7"/>
      <text:p text:style-name="P7">Edades</text:p>
      <text:p text:style-name="P6"/>
      <text:p text:style-name="P12"><text:bookmark text:name="rstudio_console_output"/>0% <text:s text:c="5"/><text:tab/><text:tab/>25% <text:s text:c="5"/><text:tab/><text:tab/>50% <text:s text:c="5"/><text:tab/><text:tab/>75% <text:s text:c="4"/><text:tab/><text:tab/>100% </text:p>
      <text:p text:style-name="P2">17.42466 <text:tab/><text:tab/>31.00274 <text:tab/><text:tab/>36.50137 <text:tab/><text:tab/>42.12329 <text:tab/><text:tab/>79.97534</text:p>
      <text:p text:style-name="P1"/>
      <text:p text:style-name="P1"/>
      <text:p text:style-name="P3">Ticket promedio</text:p>
      <text:p text:style-name="P3">$2,477.95</text:p>
      <text:p text:style-name="P2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3:43:56.115072881</meta:creation-date>
    <dc:date>2017-03-06T08:31:04.946399422</dc:date>
    <meta:editing-duration>PT1H22M18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39" meta:character-count="316" meta:non-whitespace-character-count="257"/>
  </office:meta>
</office:document-meta>
</file>